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9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20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20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20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20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29" calcext:value-type="float">
            <text:p>4029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74" calcext:value-type="float">
            <text:p>74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9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6])" office:value-type="float" office:value="4029.71" calcext:value-type="float">
            <text:p>4029.7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1:.C85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7];[.C86])" office:value-type="float" office:value="3544.43" calcext:value-type="float">
            <text:p>3544.43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30"/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50.96" calcext:value-type="float">
            <text:p>50.96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racc arts3c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50])" office:value-type="float" office:value="2236.84" calcext:value-type="float">
            <text:p>2236.84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arts3c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5000" calcext:value-type="float">
            <text:p>-5000</text:p>
          </table:table-cell>
          <table:table-cell/>
          <table:table-cell office:value-type="string" calcext:value-type="string">
            <text:p>Racc arts3c</text:p>
          </table:table-cell>
          <table:table-cell office:value-type="string" calcext:value-type="string">
            <text:p>still held by ptp 2025-04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454" calcext:value-type="float">
            <text:p>-1454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still held by ptp 2025-04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/>
          <table:table-cell table:number-columns-repeated="3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table:style-name="Default" office:value-type="string" calcext:value-type="string">
            <text:p>2025-05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 table:number-rows-repeated="3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56:.C63])" office:value-type="float" office:value="-7480" calcext:value-type="float">
            <text:p>-748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52];[.C64])" office:value-type="float" office:value="-5243.16" calcext:value-type="float">
            <text:p>-5243.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0:20:07.974486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05T10:23:52.212518646</dc:date>
    <meta:editing-duration>P6DT12H48M23S</meta:editing-duration>
    <meta:editing-cycles>671</meta:editing-cycles>
    <meta:generator>LibreOffice/25.2.3.2$Linux_X86_64 LibreOffice_project/520$Build-2</meta:generator>
    <meta:document-statistic meta:table-count="11" meta:cell-count="2518" meta:object-count="0"/>
  </office:meta>
</office:document-meta>
</file>